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bold" officeooo:rsid="001c6758" officeooo:paragraph-rsid="001c6758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" fo:font-size="16pt" fo:font-style="italic" fo:font-weight="bold" officeooo:rsid="001c6758" officeooo:paragraph-rsid="001c6758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6pt" fo:font-weight="bold" officeooo:rsid="001c6758" officeooo:paragraph-rsid="001c6758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c67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ding On the Promises</text:p>
      <text:p text:style-name="P5"/>
      <text:p text:style-name="P4">Standing on the promises of Christ my King,</text:p>
      <text:p text:style-name="P4">Through eternal ages let His praises ring;</text:p>
      <text:p text:style-name="P4">Glory in the highest, I will shout and sing,</text:p>
      <text:p text:style-name="P4">Standing on the promises of God.</text:p>
      <text:p text:style-name="P4"/>
      <text:p text:style-name="P4">Standing on the promises that cannot fail,</text:p>
      <text:p text:style-name="P4">When the howling storms of doubt and fear assail;</text:p>
      <text:p text:style-name="P4">By the living word of God I shall prevail,</text:p>
      <text:p text:style-name="P4">Standing on the promises of God.</text:p>
      <text:p text:style-name="P4"/>
      <text:p text:style-name="P4">Standing on the promises of Christ the Lord,</text:p>
      <text:p text:style-name="P4">Bound to Him eternally by love’s strong cord;</text:p>
      <text:p text:style-name="P4">Overcoming daily with the Spirit’s sword,</text:p>
      <text:p text:style-name="P4">Standing on the promises of God.</text:p>
      <text:p text:style-name="P4"/>
      <text:p text:style-name="P4">Standing on the promises I cannot fall,</text:p>
      <text:p text:style-name="P4">Listening every moment to the Spirit’s call,</text:p>
      <text:p text:style-name="P4">Resting in my Savior as my all in all,</text:p>
      <text:p text:style-name="P4">Standing on the promises of God.</text:p>
      <text:p text:style-name="P3"/>
      <text:p text:style-name="P2">Standing, Standing,</text:p>
      <text:p text:style-name="P2">Standing on the promises of God my Savior,</text:p>
      <text:p text:style-name="P2">Standing, Standing,</text:p>
      <text:p text:style-name="P2">I’m standing on the promises of God.</text:p>
      <text:p text:style-name="P3"/>
      <text:p text:style-name="P3"/>
      <text:p text:style-name="P3">Composer: <text:span text:style-name="T1">R. Kelso Carter (1849-1928)</text:span></text:p>
      <text:p text:style-name="P3">Lyricist: <text:span text:style-name="T1">R. Kelso Carter</text:span></text:p>
      <text:p text:style-name="P3"/>
      <text:p text:style-name="P4">Hymns of Truth and Praise 22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0:41:00.714000000</meta:creation-date>
    <meta:editing-duration>PT9M1S</meta:editing-duration>
    <meta:editing-cycles>3</meta:editing-cycles>
    <meta:generator>LibreOffice/6.3.3.2$Windows_X86_64 LibreOffice_project/a64200df03143b798afd1ec74a12ab50359878ed</meta:generator>
    <dc:title>Tuba Hymn Lyrics</dc:title>
    <dc:date>2020-04-24T10:50:02.599000000</dc:date>
    <meta:print-date>2020-04-24T10:49:00.459000000</meta:print-date>
    <meta:document-statistic meta:table-count="0" meta:image-count="0" meta:object-count="0" meta:page-count="1" meta:paragraph-count="24" meta:word-count="156" meta:character-count="872" meta:non-whitespace-character-count="740"/>
    <meta:template xlink:type="simple" xlink:actuate="onRequest" xlink:title="Tuba Hymn Lyrics" xlink:href="../../../../../AppData/Roaming/LibreOffice/4/user/template/Tuba%20Hymn%20Lyrics.ott" meta:date="2020-04-24T10:41:00.484000000"/>
  </office:meta>
</office:document-meta>
</file>